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7mm"/>
    </style:style>
    <style:style style:name="co2" style:family="table-column">
      <style:table-column-properties fo:break-before="auto" style:column-width="18.34mm"/>
    </style:style>
    <style:style style:name="co3" style:family="table-column">
      <style:table-column-properties fo:break-before="auto" style:column-width="21.08mm"/>
    </style:style>
    <style:style style:name="co4" style:family="table-column">
      <style:table-column-properties fo:break-before="auto" style:column-width="125.98mm"/>
    </style:style>
    <style:style style:name="co5" style:family="table-column">
      <style:table-column-properties fo:break-before="auto" style:column-width="41.63mm"/>
    </style:style>
    <style:style style:name="co6" style:family="table-column">
      <style:table-column-properties fo:break-before="auto" style:column-width="69.51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8.17mm" fo:break-before="auto" style:use-optimal-row-height="true"/>
    </style:style>
    <style:style style:name="ro3" style:family="table-row">
      <style:table-row-properties style:row-height="118.99mm" fo:break-before="auto" style:use-optimal-row-height="true"/>
    </style:style>
    <style:style style:name="ro4" style:family="table-row">
      <style:table-row-properties style:row-height="111.09mm" fo:break-before="auto" style:use-optimal-row-height="true"/>
    </style:style>
    <style:style style:name="ro5" style:family="table-row">
      <style:table-row-properties style:row-height="87.4mm" fo:break-before="auto" style:use-optimal-row-height="true"/>
    </style:style>
    <style:style style:name="ro6" style:family="table-row">
      <style:table-row-properties style:row-height="51.86mm" fo:break-before="auto" style:use-optimal-row-height="true"/>
    </style:style>
    <style:style style:name="ro7" style:family="table-row">
      <style:table-row-properties style:row-height="47.91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32.1mm" fo:break-before="auto" style:use-optimal-row-height="true"/>
    </style:style>
    <style:style style:name="ro10" style:family="table-row">
      <style:table-row-properties style:row-height="36.05mm" fo:break-before="auto" style:use-optimal-row-height="true"/>
    </style:style>
    <style:style style:name="ro11" style:family="table-row">
      <style:table-row-properties style:row-height="43.96mm" fo:break-before="auto" style:use-optimal-row-height="true"/>
    </style:style>
    <style:style style:name="ro12" style:family="table-row">
      <style:table-row-properties style:row-height="59.76mm" fo:break-before="auto" style:use-optimal-row-height="true"/>
    </style:style>
    <style:style style:name="ro13" style:family="table-row">
      <style:table-row-properties style:row-height="55.8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fo:background-color="transparent" style:rotation-align="none"/>
    </style:style>
    <style:style style:name="ce3" style:family="table-cell" style:parent-style-name="Default"/>
    <style:style style:name="ce4" style:family="table-cell" style:parent-style-name="Default">
      <style:table-cell-properties style:rotation-align="none"/>
    </style:style>
    <style:style style:name="ce5" style:family="table-cell" style:parent-style-name="Normal_5f_Sheet2">
      <style:table-cell-properties fo:background-color="transparent" style:rotation-align="none"/>
    </style:style>
    <style:style style:name="ce6" style:family="table-cell" style:parent-style-name="Default">
      <style:table-cell-properties fo:background-color="transparent" style:rotation-align="none"/>
    </style:style>
    <style:style style:name="ce7" style:family="table-cell" style:parent-style-name="Normal_5f_Sheet2">
      <style:table-cell-properties style:rotation-align="none"/>
    </style:style>
  </office:automatic-styles>
  <office:body>
    <office:spreadsheet>
      <table:calculation-settings table:automatic-find-labels="false" table:use-regular-expressions="false" table:use-wildcards="true"/>
      <table:table table:name="Haslam" table:style-name="ta1">
        <table:table-column table:style-name="co1" table:default-cell-style-name="ce3"/>
        <table:table-column table:style-name="co2"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3" table:number-columns-repeated="1004" table:default-cell-style-name="Default"/>
        <table:table-row table:style-name="ro1">
          <table:table-cell table:style-name="ce1" office:value-type="string" calcext:value-type="string">
            <text:p>Object Number</text:p>
          </table:table-cell>
          <table:table-cell table:style-name="ce4" office:value-type="string" calcext:value-type="string">
            <text:p>Collection Name</text:p>
          </table:table-cell>
          <table:table-cell table:style-name="ce4" office:value-type="string" calcext:value-type="string">
            <text:p>Geographic Name</text:p>
          </table:table-cell>
          <table:table-cell table:style-name="ce4" office:value-type="string" calcext:value-type="string">
            <text:p>Level</text:p>
          </table:table-cell>
          <table:table-cell table:style-name="ce4" office:value-type="string" calcext:value-type="string">
            <text:p>Full Name</text:p>
          </table:table-cell>
          <table:table-cell table:style-name="ce4" office:value-type="string" calcext:value-type="string">
            <text:p>Scope And Content</text:p>
          </table:table-cell>
          <table:table-cell table:style-name="ce4" office:value-type="string" calcext:value-type="string">
            <text:p>Date</text:p>
          </table:table-cell>
          <table:table-cell table:style-name="ce4" office:value-type="string" calcext:value-type="string">
            <text:p>Extent</text:p>
          </table:table-cell>
          <table:table-cell table:style-name="ce4" office:value-type="string" calcext:value-type="string">
            <text:p>Physical/Technical</text:p>
          </table:table-cell>
          <table:table-cell table:style-name="ce4" office:value-type="string" calcext:value-type="string">
            <text:p>Multimedia name</text:p>
          </table:table-cell>
          <table:table-cell table:style-name="ce4" office:value-type="string" calcext:value-type="string">
            <text:p>Copyright</text:p>
          </table:table-cell>
          <table:table-cell table:style-name="ce4" office:value-type="string" calcext:value-type="string">
            <text:p>Multimedia irn</text:p>
          </table:table-cell>
          <table:table-cell table:style-name="ce4" table:number-columns-repeated="1003"/>
        </table:table-row>
        <table:table-row table:style-name="ro2">
          <table:table-cell table:style-name="ce2" office:value-type="string" calcext:value-type="string">
            <text:p>2009/008</text:p>
          </table:table-cell>
          <table:table-cell office:value-type="string" calcext:value-type="string">
            <text:p>Haslam</text:p>
          </table:table-cell>
          <table:table-cell office:value-type="string" calcext:value-type="string">
            <text:p>Persian Gulf</text:p>
          </table:table-cell>
          <table:table-cell office:value-type="string" calcext:value-type="string">
            <text:p>Fonds</text:p>
          </table:table-cell>
          <table:table-cell office:value-type="string" calcext:value-type="string">
            <text:p>Haslam collection</text:p>
          </table:table-cell>
          <table:table-cell office:value-type="string" calcext:value-type="string">
            <text:p>Ivan Haslam grew up in Jabalpur in India. After he finished university in 1943, he joined the Persian Gulf Service and served in Muscat for two years. He worked for the Political Resident whose responsibilities included the oversight of foreign relations of the Sheikdoms of the Gulf and jurisdiction over foreigners in the Arab State. Part of Haslam's role was as Censor officer for all outgoing mail.</text:p>
            <text:p>In his biographical notes he says that Muscat was isolated during the war, receiving ships only if a convoy could be found. 'We were also visited by the occasional tramp ship. The SS Daphu was one such and escaped from the war in the Far East. It was torpedoed whilst in Muscat Harbour and was not cleared until well after the war ended.' He refers to the fact that during the war he handled 'confidential matters including the movement of ships, and telegram correspondence relating to the oil negotiations with the Gulf Sheikhs.'</text:p>
            <text:p>In 1948 Haslam was transferred to Bahrain when responsibility was moved from the India Office on its closure to the Colonial Office. The Gulf States objected that non-UK nationals (Haslam is Indian) were handling confidential matters. Haslam and five other Indians were later transferred to the Foreign Service of the newly independent Government of India in New Delhi.</text:p>
            <text:p>Haslam was posted to the office of the Indian Commissioner in East Africa in the early 1950s, based in Nairobi. This role meant extensive travel to many countries south of the Sahara, and during this time he visited several game reserves and climbed Mount Kilimanjaro. He was in Nairobi when Princess Elizabeth made the State Visit during which her father died and she became Queen. </text:p>
            <text:p>In 1956 Haslam was posted to the Indian High Commission in London where he met his future wife Mary Russell. He later worked for the London County Council and its successor bodies, retiring in 1989. Ivan Haslam died in April 2016.</text:p>
            <text:p/>
            <text:p>This collection consists of two series - (1) a set of 3 photograph albums and (2) 12 films. The albums cover Haslam's time in the Gulf, India and East Africa. The films mainly show his time in East Africa, but there are also films taken during his travels eg in Canada, India and the UK.</text:p>
          </table:table-cell>
          <table:table-cell office:value-type="string" calcext:value-type="string">
            <text:p>1940s-1960</text:p>
          </table:table-cell>
          <table:table-cell office:value-type="string" calcext:value-type="string">
            <text:p>2 boxes</text:p>
          </table:table-cell>
          <table:table-cell/>
          <table:table-cell table:style-name="ce5" office:value-type="string" calcext:value-type="string">
            <text:p>2009-008-001.avi</text:p>
          </table:table-cell>
          <table:table-cell table:style-name="ce5" office:value-type="string" calcext:value-type="string">
            <text:p>[Copyright] Bristol Record Office</text:p>
          </table:table-cell>
          <table:table-cell table:style-name="ce5" office:value-type="string" calcext:value-type="string">
            <text:p>243813</text:p>
          </table:table-cell>
          <table:table-cell table:number-columns-repeated="1003"/>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7"/>
          <table:table-cell table:style-name="ce5" office:value-type="string" calcext:value-type="string">
            <text:p>2009-008-002.avi</text:p>
          </table:table-cell>
          <table:table-cell table:style-name="ce5" office:value-type="string" calcext:value-type="string">
            <text:p>[Copyright] Bristol Record Office</text:p>
          </table:table-cell>
          <table:table-cell table:style-name="ce5" office:value-type="string" calcext:value-type="string">
            <text:p>243814</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7"/>
          <table:table-cell table:style-name="ce5" office:value-type="string" calcext:value-type="string">
            <text:p>2009-008-003.avi</text:p>
          </table:table-cell>
          <table:table-cell table:style-name="ce5" office:value-type="string" calcext:value-type="string">
            <text:p>[Copyright] Bristol Record Office</text:p>
          </table:table-cell>
          <table:table-cell table:style-name="ce5" office:value-type="string" calcext:value-type="string">
            <text:p>243815</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7"/>
          <table:table-cell table:style-name="ce5" office:value-type="string" calcext:value-type="string">
            <text:p>2009-008-004.avi</text:p>
          </table:table-cell>
          <table:table-cell table:style-name="ce5" office:value-type="string" calcext:value-type="string">
            <text:p>[Copyright] Bristol Record Office</text:p>
          </table:table-cell>
          <table:table-cell table:style-name="ce5" office:value-type="string" calcext:value-type="string">
            <text:p>243816</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7"/>
          <table:table-cell table:style-name="ce5" office:value-type="string" calcext:value-type="string">
            <text:p>2009-008-005.avi</text:p>
          </table:table-cell>
          <table:table-cell table:style-name="ce5" office:value-type="string" calcext:value-type="string">
            <text:p>[Copyright] Bristol Record Office</text:p>
          </table:table-cell>
          <table:table-cell table:style-name="ce5" office:value-type="string" calcext:value-type="string">
            <text:p>243817</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7"/>
          <table:table-cell table:style-name="ce5" office:value-type="string" calcext:value-type="string">
            <text:p>2009-008-006.avi</text:p>
          </table:table-cell>
          <table:table-cell table:style-name="ce5" office:value-type="string" calcext:value-type="string">
            <text:p>[Copyright] Bristol Record Office</text:p>
          </table:table-cell>
          <table:table-cell table:style-name="ce5" office:value-type="string" calcext:value-type="string">
            <text:p>243818</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7"/>
          <table:table-cell table:style-name="ce5" office:value-type="string" calcext:value-type="string">
            <text:p>2009-008-007.avi</text:p>
          </table:table-cell>
          <table:table-cell table:style-name="ce5" office:value-type="string" calcext:value-type="string">
            <text:p>[Copyright] Bristol Record Office</text:p>
          </table:table-cell>
          <table:table-cell table:style-name="ce5" office:value-type="string" calcext:value-type="string">
            <text:p>243819</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7"/>
          <table:table-cell table:style-name="ce5" office:value-type="string" calcext:value-type="string">
            <text:p>2009-008-008.avi</text:p>
          </table:table-cell>
          <table:table-cell table:style-name="ce5" office:value-type="string" calcext:value-type="string">
            <text:p>[Copyright] Bristol Record Office</text:p>
          </table:table-cell>
          <table:table-cell table:style-name="ce5" office:value-type="string" calcext:value-type="string">
            <text:p>243820</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7"/>
          <table:table-cell table:style-name="ce5" office:value-type="string" calcext:value-type="string">
            <text:p>2009-008-009.avi</text:p>
          </table:table-cell>
          <table:table-cell table:style-name="ce5" office:value-type="string" calcext:value-type="string">
            <text:p>[Copyright] Bristol Record Office</text:p>
          </table:table-cell>
          <table:table-cell table:style-name="ce5" office:value-type="string" calcext:value-type="string">
            <text:p>243821</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7"/>
          <table:table-cell table:style-name="ce5" office:value-type="string" calcext:value-type="string">
            <text:p>2009-008-010.avi</text:p>
          </table:table-cell>
          <table:table-cell table:style-name="ce5" office:value-type="string" calcext:value-type="string">
            <text:p>[Copyright] Bristol Record Office</text:p>
          </table:table-cell>
          <table:table-cell table:style-name="ce5" office:value-type="string" calcext:value-type="string">
            <text:p>243822</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7"/>
          <table:table-cell table:style-name="ce5" office:value-type="string" calcext:value-type="string">
            <text:p>2009-008-011.avi</text:p>
          </table:table-cell>
          <table:table-cell table:style-name="ce5" office:value-type="string" calcext:value-type="string">
            <text:p>[Copyright] Bristol Record Office</text:p>
          </table:table-cell>
          <table:table-cell table:style-name="ce5" office:value-type="string" calcext:value-type="string">
            <text:p>243825</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7"/>
          <table:table-cell table:style-name="ce5" office:value-type="string" calcext:value-type="string">
            <text:p>2009-008-012.avi</text:p>
          </table:table-cell>
          <table:table-cell table:style-name="ce5" office:value-type="string" calcext:value-type="string">
            <text:p>[Copyright] Bristol Record Office</text:p>
          </table:table-cell>
          <table:table-cell table:style-name="ce5" office:value-type="string" calcext:value-type="string">
            <text:p>243826</text:p>
          </table:table-cell>
          <table:table-cell table:style-name="ce7"/>
          <table:table-cell table:number-columns-repeated="1002"/>
        </table:table-row>
        <table:table-row table:style-name="ro1">
          <table:table-cell office:value-type="string" calcext:value-type="string">
            <text:p>2009/008/1</text:p>
          </table:table-cell>
          <table:table-cell office:value-type="string" calcext:value-type="string">
            <text:p>Haslam</text:p>
          </table:table-cell>
          <table:table-cell office:value-type="string" calcext:value-type="string">
            <text:p>India</text:p>
          </table:table-cell>
          <table:table-cell office:value-type="string" calcext:value-type="string">
            <text:p>Series</text:p>
          </table:table-cell>
          <table:table-cell office:value-type="string" calcext:value-type="string">
            <text:p>Photograph albums showing sights in the Gulf, India and Africa</text:p>
          </table:table-cell>
          <table:table-cell office:value-type="string" calcext:value-type="string">
            <text:p>These albums contain photographs taken by Haslam during his time working in the Gulf, India and East Africa. The photographs have not been individually catalogued, but there is a detailed description of the contents of each album. The images reflect places that Haslam visited through his work, and also include street scenes, countryside, and individuals or colleagues that he met.</text:p>
          </table:table-cell>
          <table:table-cell office:value-type="string" calcext:value-type="string">
            <text:p>1940s-1950s</text:p>
          </table:table-cell>
          <table:table-cell office:value-type="string" calcext:value-type="string">
            <text:p>3 volumes</text:p>
          </table:table-cell>
          <table:table-cell table:number-columns-repeated="1007"/>
        </table:table-row>
        <table:table-row table:style-name="ro3">
          <table:table-cell table:style-name="ce2" office:value-type="string" calcext:value-type="string">
            <text:p>2009/008/1/1</text:p>
          </table:table-cell>
          <table:table-cell office:value-type="string" calcext:value-type="string">
            <text:p>Haslam</text:p>
          </table:table-cell>
          <table:table-cell office:value-type="string" calcext:value-type="string">
            <text:p>India</text:p>
          </table:table-cell>
          <table:table-cell office:value-type="string" calcext:value-type="string">
            <text:p>File</text:p>
          </table:table-cell>
          <table:table-cell office:value-type="string" calcext:value-type="string">
            <text:p>Photograph album with views taken in the Gulf and India</text:p>
          </table:table-cell>
          <table:table-cell office:value-type="string" calcext:value-type="string">
            <text:p>The first part of this volume covers scenes in the Persian Gulf, where Haslam worked from 1943 to 1946. Later photographs in the album were taken in India. Haslam was assigned to the Foreign Office of the new government of India from 1948.</text:p>
            <text:p/>
            <text:p>The volume includes photographs showing:</text:p>
            <text:p>p.1 Views taken on an airstrip with two young Indians, and an aeroplane badged Airwork Ltd London (a company established in 1928 and which provided support service to the RAF and overseas air services).</text:p>
            <text:p>p.2-6 Kuwait, various scenes including shipyard with traditional Arab dhow, streetlife and market square, probably Souk Al-Mubarakeya (one of the oldest souks in Kuwait), old city gate and mosque, the waterfront.</text:p>
            <text:p>p.7 Oman, port at Muscat including street scenes.</text:p>
            <text:p>p.8-10 Salalah, capital city of southern Oman's Dhofar province. Fertile oasis gardens and military-style fort, also small military billets, and group of four Indians.</text:p>
            <text:p>p.11 Muscat, regimental drill and Al Jalali harbour fort (16th century Portugese). Note above one photo 'Flagpole (slaves)' refers to legend that any slave who touched the flagpole was freed.</text:p>
            <text:p>p.12-13 Oman, camels with traders and in caravan. Group of Indians.</text:p>
            <text:p>p.14-15 Muscat, views over low rooftops and towards the sea</text:p>
            <text:p>p.16-17 Muscat harbour, salvage of SS Daphu, sunk by enemy action in 1944</text:p>
            <text:p>p.18 Persian Gulf, on board ship and views of four other ships including SS Nearchus</text:p>
            <text:p>p.19-20 Bahrain, ruins of Q'alat-al-Bahrain ancient fort</text:p>
            <text:p>p.21-24 Bahrain Gulf, streets, waterfront, beach shore, artesian well, profile of young woman and evening sea.</text:p>
            <text:p>p.25 Bahrain, offshore</text:p>
            <text:p>p.26-28 Bahrain (ex Naval Base), Union Jack on flagpole, swimming pool, gardens, distant view of battleships, seashore.</text:p>
            <text:p>p.29 Gulf, Arabs in souk and group picture, dhows at sea, </text:p>
            <text:p>p.30 Persepolis in Iran, young Indians at the ruined palace of Darius I, close to the city of Shiraz.</text:p>
            <text:p>p.31-32 New Delhi, Lutyen-designed buildings of India Gate, the Parliament buildings, Viceroy's House (now the President's House), Jaipur House, Jaipur Column, and the empty roads of Rajpath</text:p>
            <text:p>p.33 India, unidentified river scenes, ruined fort</text:p>
            <text:p>p.34 New Delhi, Jantar Mantar astronomical observatory  (18th century)</text:p>
            <text:p>p.35 New Delhi, Qtb Minar (12th century)</text:p>
            <text:p>p.36-37 New Delhi, Humayun's Tomb (16th century)</text:p>
            <text:p>p.38 New Delhi, India gate area at night</text:p>
            <text:p>p.39 Delhi, various images including Purana Qila (Old fort), Lal Qila (Red Fort), Lhodi Gardens</text:p>
            <text:p>p.40 New Delhi, Republic Day parades from Rajpath</text:p>
            <text:p>p.41-43 Fatehpur Sikri, Agra Fort and Taj Mahal</text:p>
            <text:p>p.44 Voyage to UK, photographs from ship to various shore locations including grand harbour at Malta</text:p>
            <text:p>p.45 Bahrain, date palms</text:p>
            <text:p>p.46 Bahrain, dhow</text:p>
          </table:table-cell>
          <table:table-cell office:value-type="string" calcext:value-type="string">
            <text:p>[c.1943-1948]</text:p>
          </table:table-cell>
          <table:table-cell office:value-type="string" calcext:value-type="string">
            <text:p>1 volume</text:p>
          </table:table-cell>
          <table:table-cell office:value-type="string" calcext:value-type="string">
            <text:p>1 photograph album containing 48 pages of b/w (and some colour) photographs attached to the pages with hinges. Some captions have been added in ballpoint pen.</text:p>
          </table:table-cell>
          <table:table-cell table:style-name="ce5" office:value-type="string" calcext:value-type="string">
            <text:p>BECC 2009-008-1-1-1.tif</text:p>
          </table:table-cell>
          <table:table-cell table:style-name="ce5" office:value-type="string" calcext:value-type="string">
            <text:p>[Copyright] Bristol Record Office</text:p>
          </table:table-cell>
          <table:table-cell table:style-name="ce5" office:value-type="string" calcext:value-type="string">
            <text:p>177275</text:p>
          </table:table-cell>
          <table:table-cell table:number-columns-repeated="1003"/>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10.tif</text:p>
          </table:table-cell>
          <table:table-cell table:style-name="ce5" office:value-type="string" calcext:value-type="string">
            <text:p>[Copyright] Bristol Record Office</text:p>
          </table:table-cell>
          <table:table-cell table:style-name="ce5" office:value-type="string" calcext:value-type="string">
            <text:p>177284</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11.tif</text:p>
          </table:table-cell>
          <table:table-cell table:style-name="ce5" office:value-type="string" calcext:value-type="string">
            <text:p>[Copyright] Bristol Record Office</text:p>
          </table:table-cell>
          <table:table-cell table:style-name="ce5" office:value-type="string" calcext:value-type="string">
            <text:p>177285</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12.tif</text:p>
          </table:table-cell>
          <table:table-cell table:style-name="ce5" office:value-type="string" calcext:value-type="string">
            <text:p>[Copyright] Bristol Record Office</text:p>
          </table:table-cell>
          <table:table-cell table:style-name="ce5" office:value-type="string" calcext:value-type="string">
            <text:p>177286</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13.tif</text:p>
          </table:table-cell>
          <table:table-cell table:style-name="ce5" office:value-type="string" calcext:value-type="string">
            <text:p>[Copyright] Bristol Record Office</text:p>
          </table:table-cell>
          <table:table-cell table:style-name="ce5" office:value-type="string" calcext:value-type="string">
            <text:p>177287</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14.tif</text:p>
          </table:table-cell>
          <table:table-cell table:style-name="ce5" office:value-type="string" calcext:value-type="string">
            <text:p>[Copyright] Bristol Record Office</text:p>
          </table:table-cell>
          <table:table-cell table:style-name="ce5" office:value-type="string" calcext:value-type="string">
            <text:p>177288</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15.tif</text:p>
          </table:table-cell>
          <table:table-cell table:style-name="ce5" office:value-type="string" calcext:value-type="string">
            <text:p>[Copyright] Bristol Record Office</text:p>
          </table:table-cell>
          <table:table-cell table:style-name="ce5" office:value-type="string" calcext:value-type="string">
            <text:p>177289</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16.tif</text:p>
          </table:table-cell>
          <table:table-cell table:style-name="ce5" office:value-type="string" calcext:value-type="string">
            <text:p>[Copyright] Bristol Record Office</text:p>
          </table:table-cell>
          <table:table-cell table:style-name="ce5" office:value-type="string" calcext:value-type="string">
            <text:p>177290</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17.tif</text:p>
          </table:table-cell>
          <table:table-cell table:style-name="ce5" office:value-type="string" calcext:value-type="string">
            <text:p>[Copyright] Bristol Record Office</text:p>
          </table:table-cell>
          <table:table-cell table:style-name="ce5" office:value-type="string" calcext:value-type="string">
            <text:p>177291</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18.tif</text:p>
          </table:table-cell>
          <table:table-cell table:style-name="ce5" office:value-type="string" calcext:value-type="string">
            <text:p>[Copyright] Bristol Record Office</text:p>
          </table:table-cell>
          <table:table-cell table:style-name="ce5" office:value-type="string" calcext:value-type="string">
            <text:p>177292</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19.tif</text:p>
          </table:table-cell>
          <table:table-cell table:style-name="ce5" office:value-type="string" calcext:value-type="string">
            <text:p>[Copyright] Bristol Record Office</text:p>
          </table:table-cell>
          <table:table-cell table:style-name="ce5" office:value-type="string" calcext:value-type="string">
            <text:p>177293</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2.tif</text:p>
          </table:table-cell>
          <table:table-cell table:style-name="ce5" office:value-type="string" calcext:value-type="string">
            <text:p>[Copyright] Bristol Record Office</text:p>
          </table:table-cell>
          <table:table-cell table:style-name="ce5" office:value-type="string" calcext:value-type="string">
            <text:p>177276</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20.tif</text:p>
          </table:table-cell>
          <table:table-cell table:style-name="ce5" office:value-type="string" calcext:value-type="string">
            <text:p>[Copyright] Bristol Record Office</text:p>
          </table:table-cell>
          <table:table-cell table:style-name="ce5" office:value-type="string" calcext:value-type="string">
            <text:p>177294</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21.tif</text:p>
          </table:table-cell>
          <table:table-cell table:style-name="ce5" office:value-type="string" calcext:value-type="string">
            <text:p>[Copyright] Bristol Record Office</text:p>
          </table:table-cell>
          <table:table-cell table:style-name="ce5" office:value-type="string" calcext:value-type="string">
            <text:p>177295</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22.tif</text:p>
          </table:table-cell>
          <table:table-cell table:style-name="ce5" office:value-type="string" calcext:value-type="string">
            <text:p>[Copyright] Bristol Record Office</text:p>
          </table:table-cell>
          <table:table-cell table:style-name="ce5" office:value-type="string" calcext:value-type="string">
            <text:p>177296</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23.tif</text:p>
          </table:table-cell>
          <table:table-cell table:style-name="ce5" office:value-type="string" calcext:value-type="string">
            <text:p>[Copyright] Bristol Record Office</text:p>
          </table:table-cell>
          <table:table-cell table:style-name="ce5" office:value-type="string" calcext:value-type="string">
            <text:p>177297</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24.tif</text:p>
          </table:table-cell>
          <table:table-cell table:style-name="ce5" office:value-type="string" calcext:value-type="string">
            <text:p>[Copyright] Bristol Record Office</text:p>
          </table:table-cell>
          <table:table-cell table:style-name="ce5" office:value-type="string" calcext:value-type="string">
            <text:p>177298</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25.tif</text:p>
          </table:table-cell>
          <table:table-cell table:style-name="ce5" office:value-type="string" calcext:value-type="string">
            <text:p>[Copyright] Bristol Record Office</text:p>
          </table:table-cell>
          <table:table-cell table:style-name="ce5" office:value-type="string" calcext:value-type="string">
            <text:p>177251</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26.tif</text:p>
          </table:table-cell>
          <table:table-cell table:style-name="ce5" office:value-type="string" calcext:value-type="string">
            <text:p>[Copyright] Bristol Record Office</text:p>
          </table:table-cell>
          <table:table-cell table:style-name="ce5" office:value-type="string" calcext:value-type="string">
            <text:p>177252</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27.tif</text:p>
          </table:table-cell>
          <table:table-cell table:style-name="ce5" office:value-type="string" calcext:value-type="string">
            <text:p>[Copyright] Bristol Record Office</text:p>
          </table:table-cell>
          <table:table-cell table:style-name="ce5" office:value-type="string" calcext:value-type="string">
            <text:p>177253</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28.tif</text:p>
          </table:table-cell>
          <table:table-cell table:style-name="ce5" office:value-type="string" calcext:value-type="string">
            <text:p>[Copyright] Bristol Record Office</text:p>
          </table:table-cell>
          <table:table-cell table:style-name="ce5" office:value-type="string" calcext:value-type="string">
            <text:p>177254</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29.tif</text:p>
          </table:table-cell>
          <table:table-cell table:style-name="ce5" office:value-type="string" calcext:value-type="string">
            <text:p>[Copyright] Bristol Record Office</text:p>
          </table:table-cell>
          <table:table-cell table:style-name="ce5" office:value-type="string" calcext:value-type="string">
            <text:p>177255</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3.tif</text:p>
          </table:table-cell>
          <table:table-cell table:style-name="ce5" office:value-type="string" calcext:value-type="string">
            <text:p>[Copyright] Bristol Record Office</text:p>
          </table:table-cell>
          <table:table-cell table:style-name="ce5" office:value-type="string" calcext:value-type="string">
            <text:p>177277</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30.tif</text:p>
          </table:table-cell>
          <table:table-cell table:style-name="ce5" office:value-type="string" calcext:value-type="string">
            <text:p>[Copyright] Bristol Record Office</text:p>
          </table:table-cell>
          <table:table-cell table:style-name="ce5" office:value-type="string" calcext:value-type="string">
            <text:p>177256</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31.tif</text:p>
          </table:table-cell>
          <table:table-cell table:style-name="ce5" office:value-type="string" calcext:value-type="string">
            <text:p>[Copyright] Bristol Record Office</text:p>
          </table:table-cell>
          <table:table-cell table:style-name="ce5" office:value-type="string" calcext:value-type="string">
            <text:p>177257</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32.tif</text:p>
          </table:table-cell>
          <table:table-cell table:style-name="ce5" office:value-type="string" calcext:value-type="string">
            <text:p>[Copyright] Bristol Record Office</text:p>
          </table:table-cell>
          <table:table-cell table:style-name="ce5" office:value-type="string" calcext:value-type="string">
            <text:p>177258</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33.tif</text:p>
          </table:table-cell>
          <table:table-cell table:style-name="ce5" office:value-type="string" calcext:value-type="string">
            <text:p>[Copyright] Bristol Record Office</text:p>
          </table:table-cell>
          <table:table-cell table:style-name="ce5" office:value-type="string" calcext:value-type="string">
            <text:p>177259</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34.tif</text:p>
          </table:table-cell>
          <table:table-cell table:style-name="ce5" office:value-type="string" calcext:value-type="string">
            <text:p>[Copyright] Bristol Record Office</text:p>
          </table:table-cell>
          <table:table-cell table:style-name="ce5" office:value-type="string" calcext:value-type="string">
            <text:p>177260</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35.tif</text:p>
          </table:table-cell>
          <table:table-cell table:style-name="ce5" office:value-type="string" calcext:value-type="string">
            <text:p>[Copyright] Bristol Record Office</text:p>
          </table:table-cell>
          <table:table-cell table:style-name="ce5" office:value-type="string" calcext:value-type="string">
            <text:p>177261</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36.tif</text:p>
          </table:table-cell>
          <table:table-cell table:style-name="ce5" office:value-type="string" calcext:value-type="string">
            <text:p>[Copyright] Bristol Record Office</text:p>
          </table:table-cell>
          <table:table-cell table:style-name="ce5" office:value-type="string" calcext:value-type="string">
            <text:p>177262</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37.tif</text:p>
          </table:table-cell>
          <table:table-cell table:style-name="ce5" office:value-type="string" calcext:value-type="string">
            <text:p>[Copyright] Bristol Record Office</text:p>
          </table:table-cell>
          <table:table-cell table:style-name="ce5" office:value-type="string" calcext:value-type="string">
            <text:p>177263</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38.tif</text:p>
          </table:table-cell>
          <table:table-cell table:style-name="ce5" office:value-type="string" calcext:value-type="string">
            <text:p>[Copyright] Bristol Record Office</text:p>
          </table:table-cell>
          <table:table-cell table:style-name="ce5" office:value-type="string" calcext:value-type="string">
            <text:p>177264</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39.tif</text:p>
          </table:table-cell>
          <table:table-cell table:style-name="ce5" office:value-type="string" calcext:value-type="string">
            <text:p>[Copyright] Bristol Record Office</text:p>
          </table:table-cell>
          <table:table-cell table:style-name="ce5" office:value-type="string" calcext:value-type="string">
            <text:p>177265</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4.tif</text:p>
          </table:table-cell>
          <table:table-cell table:style-name="ce5" office:value-type="string" calcext:value-type="string">
            <text:p>[Copyright] Bristol Record Office</text:p>
          </table:table-cell>
          <table:table-cell table:style-name="ce5" office:value-type="string" calcext:value-type="string">
            <text:p>177278</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40.tif</text:p>
          </table:table-cell>
          <table:table-cell table:style-name="ce5" office:value-type="string" calcext:value-type="string">
            <text:p>[Copyright] Bristol Record Office</text:p>
          </table:table-cell>
          <table:table-cell table:style-name="ce5" office:value-type="string" calcext:value-type="string">
            <text:p>177266</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41.tif</text:p>
          </table:table-cell>
          <table:table-cell table:style-name="ce5" office:value-type="string" calcext:value-type="string">
            <text:p>[Copyright] Bristol Record Office</text:p>
          </table:table-cell>
          <table:table-cell table:style-name="ce5" office:value-type="string" calcext:value-type="string">
            <text:p>177267</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42.tif</text:p>
          </table:table-cell>
          <table:table-cell table:style-name="ce5" office:value-type="string" calcext:value-type="string">
            <text:p>[Copyright] Bristol Record Office</text:p>
          </table:table-cell>
          <table:table-cell table:style-name="ce5" office:value-type="string" calcext:value-type="string">
            <text:p>177268</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43.tif</text:p>
          </table:table-cell>
          <table:table-cell table:style-name="ce5" office:value-type="string" calcext:value-type="string">
            <text:p>[Copyright] Bristol Record Office</text:p>
          </table:table-cell>
          <table:table-cell table:style-name="ce5" office:value-type="string" calcext:value-type="string">
            <text:p>177269</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44.tif</text:p>
          </table:table-cell>
          <table:table-cell table:style-name="ce5" office:value-type="string" calcext:value-type="string">
            <text:p>[Copyright] Bristol Record Office</text:p>
          </table:table-cell>
          <table:table-cell table:style-name="ce5" office:value-type="string" calcext:value-type="string">
            <text:p>177270</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45.tif</text:p>
          </table:table-cell>
          <table:table-cell table:style-name="ce5" office:value-type="string" calcext:value-type="string">
            <text:p>[Copyright] Bristol Record Office</text:p>
          </table:table-cell>
          <table:table-cell table:style-name="ce5" office:value-type="string" calcext:value-type="string">
            <text:p>177271</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46.tif</text:p>
          </table:table-cell>
          <table:table-cell table:style-name="ce5" office:value-type="string" calcext:value-type="string">
            <text:p>[Copyright] Bristol Record Office</text:p>
          </table:table-cell>
          <table:table-cell table:style-name="ce5" office:value-type="string" calcext:value-type="string">
            <text:p>177272</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47.tif</text:p>
          </table:table-cell>
          <table:table-cell table:style-name="ce5" office:value-type="string" calcext:value-type="string">
            <text:p>[Copyright] Bristol Record Office</text:p>
          </table:table-cell>
          <table:table-cell table:style-name="ce5" office:value-type="string" calcext:value-type="string">
            <text:p>177273</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48.tif</text:p>
          </table:table-cell>
          <table:table-cell table:style-name="ce5" office:value-type="string" calcext:value-type="string">
            <text:p>[Copyright] Bristol Record Office</text:p>
          </table:table-cell>
          <table:table-cell table:style-name="ce5" office:value-type="string" calcext:value-type="string">
            <text:p>177274</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5.tif</text:p>
          </table:table-cell>
          <table:table-cell table:style-name="ce5" office:value-type="string" calcext:value-type="string">
            <text:p>[Copyright] Bristol Record Office</text:p>
          </table:table-cell>
          <table:table-cell table:style-name="ce5" office:value-type="string" calcext:value-type="string">
            <text:p>177279</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6.tif</text:p>
          </table:table-cell>
          <table:table-cell table:style-name="ce5" office:value-type="string" calcext:value-type="string">
            <text:p>[Copyright] Bristol Record Office</text:p>
          </table:table-cell>
          <table:table-cell table:style-name="ce5" office:value-type="string" calcext:value-type="string">
            <text:p>177280</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7.tif</text:p>
          </table:table-cell>
          <table:table-cell table:style-name="ce5" office:value-type="string" calcext:value-type="string">
            <text:p>[Copyright] Bristol Record Office</text:p>
          </table:table-cell>
          <table:table-cell table:style-name="ce5" office:value-type="string" calcext:value-type="string">
            <text:p>177281</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8.tif</text:p>
          </table:table-cell>
          <table:table-cell table:style-name="ce5" office:value-type="string" calcext:value-type="string">
            <text:p>[Copyright] Bristol Record Office</text:p>
          </table:table-cell>
          <table:table-cell table:style-name="ce5" office:value-type="string" calcext:value-type="string">
            <text:p>177282</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5" office:value-type="string" calcext:value-type="string">
            <text:p>BECC 2009-008-1-1-9.tif</text:p>
          </table:table-cell>
          <table:table-cell table:style-name="ce5" office:value-type="string" calcext:value-type="string">
            <text:p>[Copyright] Bristol Record Office</text:p>
          </table:table-cell>
          <table:table-cell table:style-name="ce5" office:value-type="string" calcext:value-type="string">
            <text:p>177283</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7"/>
          <table:table-cell table:style-name="ce6" table:number-columns-repeated="3"/>
          <table:table-cell table:style-name="ce7"/>
          <table:table-cell table:number-columns-repeated="1002"/>
        </table:table-row>
        <table:table-row table:style-name="ro4">
          <table:table-cell table:style-name="ce4" office:value-type="string" calcext:value-type="string">
            <text:p>2009/008/1/2</text:p>
          </table:table-cell>
          <table:table-cell office:value-type="string" calcext:value-type="string">
            <text:p>Haslam</text:p>
          </table:table-cell>
          <table:table-cell office:value-type="string" calcext:value-type="string">
            <text:p>Rwanda</text:p>
          </table:table-cell>
          <table:table-cell office:value-type="string" calcext:value-type="string">
            <text:p>File</text:p>
          </table:table-cell>
          <table:table-cell office:value-type="string" calcext:value-type="string">
            <text:p>Photograph album with views from Kenya, Uganda, and Tanzania</text:p>
          </table:table-cell>
          <table:table-cell office:value-type="string" calcext:value-type="string">
            <text:p>This volume shows scenes in various countries in East Africa, covering trips taken by Haslam.</text:p>
            <text:p/>
            <text:p>The volume includes photographs showing:</text:p>
            <text:p>Six loose photographs of an official engagement with senior officer boarding ship</text:p>
            <text:p>p.1-3 Indian Navy visit to East Africa 1952 with various ships of the fleet </text:p>
            <text:p>p.5-7 Rwanda, ceremonial dances, village huts and occupants</text:p>
            <text:p>p.8 Uganda, various images of village life</text:p>
            <text:p>p.9 Kenya, Maasai people, warriors with shields and drum, in several shots an Indian is accompanying warriors</text:p>
            <text:p>p.10 Tanzania, Maasai Mara, large groups of males, and 2 of nursing mothers</text:p>
            <text:p>p.11 Maasai Mara, young men and boys</text:p>
            <text:p>p.12 Maasai encampment, young women and girls</text:p>
            <text:p>p.13-14 Rwanda, various landscapes , town building, Indian woman looking over dam, statue of Leopold II, possible fossil beds</text:p>
            <text:p>p.15 Uganda, Jinja (source of River Nile), views of rapids, boy fishing and Sikh onlooker</text:p>
            <text:p>p.16 Uganda, Kampala, views of Rubaga and Namirembe Cathedrals</text:p>
            <text:p>p.17-18 Uganda views including Equator sign and Lake Albert</text:p>
            <text:p>p.19-20 Kenya (14 Falls) images of waterfalls include picnicking and bathing </text:p>
            <text:p>p.21 Kenya Thika Falls</text:p>
            <text:p>p.22 Victoria Falls including railway bridge</text:p>
            <text:p>p.23 Uganda Murchison Falls</text:p>
            <text:p>p.24-28 Victoria Falls</text:p>
            <text:p>p.29-33 Kilimanjaro - includes newspaper cutting from Times of India [11 Aug 1953?], referring to Haslam's climb as part of an expedition to site solar instrument recorder. Photos include unfurling of flags of India and UK</text:p>
            <text:p>p.34 Kenya / Tanzania, Amboseli National Park</text:p>
            <text:p>p.35-36 Trek to Kilimanjaro, Indian men in walking gear</text:p>
            <text:p/>
            <text:p>Quotes from newspaper cuttings on p.34:</text:p>
            <text:p>'Indians climb Kilimanjaro  - Serving Cause of Science The Indian mountaineering team, consisting of Mr Haslam and Mr Pradhan, members of the Indian Commission in Nairobi (East Africa) has successfully climbed the summit of Mount Kilimanjaro. One of the objectives of the expedition was to serve the cause of science and help Prof Dixit of the Institute of Science, Bombay, in conducting experiments with nuclear emulsions exposed to cosmic rays'</text:p>
            <text:p>Attached to this a second cutting:</text:p>
            <text:p>'Mr I C Haslam, member of the Indian Commission staff in Nairobi, is returning to India after three years on home leave.  After expiry of his leave he will join duties in the External Affairs Ministry of India. He is leaving Nairobi on the 3rd January to catch SS Amra, sailing from Mombasa on the 5th January 1954.  During his stay in these territories Mr Haslam earned for himself friendship of various people He is an enthusiastic photographer. He is a sportsman and played cricket and tennis very well. On the eve of his departure from Kenya Mr Haslam received the sad news of the death of his father, whom he was to meet after an absence of three years.'</text:p>
          </table:table-cell>
          <table:table-cell office:value-type="string" calcext:value-type="string">
            <text:p>[c.1950-1953]</text:p>
          </table:table-cell>
          <table:table-cell office:value-type="string" calcext:value-type="string">
            <text:p>1 volume</text:p>
          </table:table-cell>
          <table:table-cell office:value-type="string" calcext:value-type="string">
            <text:p>1 photograph album containing 40 pages of b/w and some colour photographs attached to the pages with hinges. There are also some loose photographs. Some captions have been added in ballpoint pen.</text:p>
            <text:p>Most of the pages are loose - handle with care.</text:p>
          </table:table-cell>
          <table:table-cell table:style-name="ce4" table:number-columns-repeated="4"/>
          <table:table-cell table:number-columns-repeated="1002"/>
        </table:table-row>
        <table:table-row table:style-name="ro5">
          <table:table-cell table:style-name="ce4" office:value-type="string" calcext:value-type="string">
            <text:p>2009/008/1/3</text:p>
          </table:table-cell>
          <table:table-cell office:value-type="string" calcext:value-type="string">
            <text:p>Haslam</text:p>
          </table:table-cell>
          <table:table-cell office:value-type="string" calcext:value-type="string">
            <text:p>Rwanda</text:p>
          </table:table-cell>
          <table:table-cell office:value-type="string" calcext:value-type="string">
            <text:p>File</text:p>
          </table:table-cell>
          <table:table-cell office:value-type="string" calcext:value-type="string">
            <text:p>Photograph album showing Indian Navy visit to East Africa, and Kenya / Tanzania Game Reserve</text:p>
          </table:table-cell>
          <table:table-cell office:value-type="string" calcext:value-type="string">
            <text:p>This volume is the most personal of the three, with many photographs of companions and colleagues. It covers an Indian Navy visit to East Africa and the Kenya/Tanzania game reserve. It is interesting for details of uniforms, clothing and domestic interiors. [See also films of safari and picnics.]</text:p>
            <text:p/>
            <text:p>The volume includes photographs showing:</text:p>
            <text:p>p.1 Indian Navy Visit to East Africa - Naval officers with Admiral, Indian diplomats with Indian High Commissioner, together with Mayor of Nairobi</text:p>
            <text:p>p.2 Naval officers being entertained by High Commission staff - informal groupings in home settings, with wives and children (including an African nanny)</text:p>
            <text:p>p.3 Three photos of young women, dressed in early 1950s fashion.  Also one photo of unkempt children with European priest</text:p>
            <text:p>p.4 Groups of men in formal pose</text:p>
            <text:p>p.5 Friendship groups possibly Christmas? Notably European, and seated before Sacred Heart picture</text:p>
            <text:p>p.7-9 Informal family groups of Indians, many small children (in 2 instances with African nanny)</text:p>
            <text:p>p.10 Friends on picnic expedition</text:p>
            <text:p>p.11-15 Groups of friends including individual photos of young woman, and family group.  (Note on p.14 photo of Princess Elizabeth in motorcade through Nairobi)</text:p>
            <text:p>p.16-17 Indian group visiting African village in Rwanda, sightseeing, taking notes at roadside</text:p>
            <text:p>p.18 Serengeti Game Park, Tanzania and Congo showing groups of friends on safari</text:p>
            <text:p>p.19-20 Lake Albert Murchison Falls, Uganda showing groups of friends, women in western dress, paddling, boating</text:p>
            <text:p>p.21 Large photograph of young woman called Pauline</text:p>
            <text:p>p.22-25 Amboseli Game Park, Tanzania / Kenya showing group photographed outside 'Kajiado' store run by Sayeed Omar Bros as they set off on safari [see also 2009/008/2/9]. Photographs of camp, safari truck, meetings with Masai, accompanied by armed African guard</text:p>
            <text:p>p.26 Tsavo Game Park, Kenya. Mainly Indian men relaxing and bathing in leafy riverside. </text:p>
            <text:p>p.27-28 Foundation stone is laid, Indian flag raised and formally dressed Indians attend a reception with Europeans and Africans [see also 2009/008/2/9]</text:p>
            <text:p>p.29 Family groups, women in saris</text:p>
            <text:p>p.30-31 Formal groups including cricket team and one with caption 'Kenya African leaders pre-indep.'</text:p>
            <text:p>p.32 Semi-formal groups</text:p>
            <text:p>p.33-34 Informal family groups and children</text:p>
          </table:table-cell>
          <table:table-cell office:value-type="string" calcext:value-type="string">
            <text:p>1952</text:p>
          </table:table-cell>
          <table:table-cell office:value-type="string" calcext:value-type="string">
            <text:p>1 volume</text:p>
          </table:table-cell>
          <table:table-cell office:value-type="string" calcext:value-type="string">
            <text:p>1 photograph album containing 48 pages of b/w photographs (also 2 in colour) attached to the pages with hinges. Some captions have been added in ballpoint pen.</text:p>
          </table:table-cell>
          <table:table-cell table:style-name="ce4" table:number-columns-repeated="4"/>
          <table:table-cell table:number-columns-repeated="1002"/>
        </table:table-row>
        <table:table-row table:style-name="ro1">
          <table:table-cell table:style-name="ce4" office:value-type="string" calcext:value-type="string">
            <text:p>2009/008/2</text:p>
          </table:table-cell>
          <table:table-cell office:value-type="string" calcext:value-type="string">
            <text:p>Haslam</text:p>
          </table:table-cell>
          <table:table-cell office:value-type="string" calcext:value-type="string">
            <text:p>Tanzania</text:p>
          </table:table-cell>
          <table:table-cell office:value-type="string" calcext:value-type="string">
            <text:p>Series</text:p>
          </table:table-cell>
          <table:table-cell office:value-type="string" calcext:value-type="string">
            <text:p>Films showing scenes in Africa, India, UK and Switzerland</text:p>
          </table:table-cell>
          <table:table-cell office:value-type="string" calcext:value-type="string">
            <text:p>The films in this series show that Haslam had a keen interest in film-making. Some of the films have been spliced and re-edited by him, and some footage marked as 'rejects'. Haslam filmed places he visited on his travels, especially a few trips he made whilst based in Africa. There is much footage of wildlife taken during safaris, and also a film recording an ascent up Mount Kilimanjaro by Haslam and a group of fellow Indians. Later films show sights in London and at Expo '67 in Montreal, Canada.</text:p>
          </table:table-cell>
          <table:table-cell office:value-type="string" calcext:value-type="string">
            <text:p>1950s-1960s</text:p>
          </table:table-cell>
          <table:table-cell office:value-type="string" calcext:value-type="string">
            <text:p>12 films</text:p>
          </table:table-cell>
          <table:table-cell office:value-type="string" calcext:value-type="string">
            <text:p>Several of these films have major vinegar syndrome and have been isolated from the main series of films.</text:p>
          </table:table-cell>
          <table:table-cell table:style-name="ce4" table:number-columns-repeated="4"/>
          <table:table-cell table:number-columns-repeated="1002"/>
        </table:table-row>
        <table:table-row table:style-name="ro6">
          <table:table-cell table:style-name="ce4" office:value-type="string" calcext:value-type="string">
            <text:p>2009/008/2/1</text:p>
          </table:table-cell>
          <table:table-cell office:value-type="string" calcext:value-type="string">
            <text:p>Haslam</text:p>
          </table:table-cell>
          <table:table-cell office:value-type="string" calcext:value-type="string">
            <text:p>Kenya</text:p>
          </table:table-cell>
          <table:table-cell office:value-type="string" calcext:value-type="string">
            <text:p>File</text:p>
          </table:table-cell>
          <table:table-cell office:value-type="string" calcext:value-type="string">
            <text:p>Film taken on an African Safari</text:p>
          </table:table-cell>
          <table:table-cell office:value-type="string" calcext:value-type="string">
            <text:p>General description</text:p>
            <text:p>This film shows scenes taken during a safari and includes many shots of wildlife. It is interesting in the context of westernised Indians on safari, including women. Haslam's notes refer to an outing on the Serengeti Plains and being forced to spend the night in the car which might refer to this trip, though there are several films showing footage taken on safaris in the collection. </text:p>
            <text:p/>
            <text:p>Detailed description</text:p>
            <text:p>Large group of Indians (including one man with Sikh turban, several women and children) gathering at fixed camp in the bush. Sightings of game including zebra, extended shot of herd of elephants, lionesses, and giraffe. Africans walking past - perhaps local villagers, one with a child. Herd of antelope and a sighting of a rhino. Two tall Africans, wearing large earrings and carrying a staff flank Indian with camera.  </text:p>
            <text:p>Further shots of lioness and elephants, a herd of antelope and large crane or stork startled from the undergrowth. Slow progress of elephants interspersed with view of lioness, a sense of being closer to the game.</text:p>
            <text:p>05:37 The group is seated at a long table before a tent, eating. Back to view of game - two ostrich, and four or five galloping giraffe. This continues towards the treeline, glimpse of monkeys and several rhino. Herd of zebra. </text:p>
            <text:p>07:39 It appears to be night beside a river, but very brief shot, followed by long sequence of elephants and a running antelope. </text:p>
            <text:p>08.18 Back to the river, and the film shows half submerged hippos, two of which begin to emerge [taken at Mzima Springs?]. Film returns to distant shots of horned rhino and calf, antelope. Two rhino confront each other, dust rises, antelope wait placidly. </text:p>
            <text:p>10.37 A figure (Indian) strolls across the long grass. In the distance the herd of elephant move across the camera, the size of the herd now clearer, maybe 12 in this shot. View of monkeys, and of two giraffe. A lioness pauses and looks back at the camera. Views of ostrich, zebra, antelope (okapi?), close up of emu and ostrich, herd of gnu.   </text:p>
            <text:p>13.20 Sky is darker, cloudy. Gnu jostle and tussle, and a two jackal appear, ahead of a larger group.  </text:p>
            <text:p>13.50 It is dark, and shadowy image in the distance is a spotted cat [cheetah?] In background, shape of cars at the night safari. </text:p>
            <text:p>14.24 Another shape comes out of the darkness - a lion is filmed close-up.</text:p>
          </table:table-cell>
          <table:table-cell office:value-type="string" calcext:value-type="string">
            <text:p>[c.1951-1953]</text:p>
          </table:table-cell>
          <table:table-cell office:value-type="string" calcext:value-type="string">
            <text:p>1 film 16mm digitised</text:p>
          </table:table-cell>
          <table:table-cell office:value-type="string" calcext:value-type="string">
            <text:p>1 film in metal can. Major vinegar syndrome.</text:p>
            <text:p>Running time: 15:35</text:p>
            <text:p>Length: 400ft</text:p>
            <text:p>b/w and colour</text:p>
            <text:p>silent</text:p>
          </table:table-cell>
          <table:table-cell table:style-name="ce4" table:number-columns-repeated="4"/>
          <table:table-cell table:number-columns-repeated="1002"/>
        </table:table-row>
        <table:table-row table:style-name="ro7">
          <table:table-cell table:style-name="ce4" office:value-type="string" calcext:value-type="string">
            <text:p>2009/008/2/10</text:p>
          </table:table-cell>
          <table:table-cell office:value-type="string" calcext:value-type="string">
            <text:p>Haslam</text:p>
          </table:table-cell>
          <table:table-cell office:value-type="string" calcext:value-type="string">
            <text:p>UK</text:p>
          </table:table-cell>
          <table:table-cell office:value-type="string" calcext:value-type="string">
            <text:p>File</text:p>
          </table:table-cell>
          <table:table-cell office:value-type="string" calcext:value-type="string">
            <text:p>Film showing views in London</text:p>
          </table:table-cell>
          <table:table-cell office:value-type="string" calcext:value-type="string">
            <text:p>General description</text:p>
            <text:p>The theme of this film is London sightseeing, but has been taken over several months, from springtime blossom to late summer flowers. There are iconic images of trooping the colour together with Piccadilly Circus by day and night when neon advertising was seen as a spectacle.</text:p>
            <text:p/>
            <text:p>Detailed description</text:p>
            <text:p>Scenes in London - Trooping the Colour, Trafalgar Square and Nelson's Column. Footage of spring blossom and daffodils, presumably a city park with ornamental lake. </text:p>
            <text:p>04:45 Summer rose gardens.</text:p>
            <text:p>05:55 Close-up of woman and pale green car with AA badge on car. Boats in a salt marsh creek.</text:p>
            <text:p>06:33 Tower Bridge, including double decker crossing the bridge. Tower of London with red telephone kiosks and Union Jack flying. St Paul’s Cathedral.</text:p>
            <text:p>08:07 Houses of Parliament, Big Ben, Westminster Abbey, exterior of Buckingham Palace.</text:p>
            <text:p>09:46 Changing of the Guard. Pedestrians pause to watch, bowler-hatted, one pushing small pram. The pale green car drives into view again on Westminster Bridge and this is evidently a driving tour. Looking across the Thames to the Houses of Parliament and Big Ben.</text:p>
            <text:p>11:12 Colourful beds of dahlias in late summer. Piccadilly Circus, with advertising hoardings for Coca Cola, Guinness, Ever Ready batteries. A facade proclaims 'Scottish Industries Exhibition, 9 - 17 September, Britain's Greatest General Trades Fair'. </text:p>
            <text:p>12:35 Night-time in Piccadilly Circus. One hoarding advertises a Mickey Rooney Film, The Last Mile [made in 1959].</text:p>
          </table:table-cell>
          <table:table-cell office:value-type="string" calcext:value-type="string">
            <text:p>[c.1959]</text:p>
          </table:table-cell>
          <table:table-cell office:value-type="string" calcext:value-type="string">
            <text:p>1 film 16mm digitised</text:p>
          </table:table-cell>
          <table:table-cell office:value-type="string" calcext:value-type="string">
            <text:p>1 film with box labelled 'London'.</text:p>
            <text:p>Running time: 14:56</text:p>
            <text:p>Length: 400ft</text:p>
            <text:p>colour</text:p>
            <text:p>silent</text:p>
          </table:table-cell>
          <table:table-cell table:style-name="ce4" table:number-columns-repeated="4"/>
          <table:table-cell table:number-columns-repeated="1002"/>
        </table:table-row>
        <table:table-row table:style-name="ro8">
          <table:table-cell table:style-name="ce4" office:value-type="string" calcext:value-type="string">
            <text:p>2009/008/2/11</text:p>
          </table:table-cell>
          <table:table-cell office:value-type="string" calcext:value-type="string">
            <text:p>Haslam</text:p>
          </table:table-cell>
          <table:table-cell office:value-type="string" calcext:value-type="string">
            <text:p>Uganda</text:p>
          </table:table-cell>
          <table:table-cell office:value-type="string" calcext:value-type="string">
            <text:p>File</text:p>
          </table:table-cell>
          <table:table-cell office:value-type="string" calcext:value-type="string">
            <text:p>Film taken at the Murchison Falls and the Equator</text:p>
          </table:table-cell>
          <table:table-cell office:value-type="string" calcext:value-type="string">
            <text:p>General description</text:p>
            <text:p>This film shows another expedition to see waterfalls and game at Murchison Falls and Lake Albert. There are some interesting images of Africans, and also of long horned cattle on the Jampala-Masaka road which the Equator intersects.</text:p>
            <text:p/>
            <text:p>Detailed description</text:p>
            <text:p>Film opens with close-up of spectacular waterfall, and moves to view of 3 men on edge of falls. Twilight on river with close-ups of crocodile and watering elephants and hippo. This may be Murchison Falls.</text:p>
            <text:p>02:05 View of boat on which the group will be travelling.</text:p>
            <text:p>04:30 Daytime, with elephants, a hippo descending to the water, wading birds and crocodiles. The boat is sailing through lake channels with a good view of animals on shore.</text:p>
            <text:p>06:22 More waterfalls, suspension bridge over river and semi-derelict dockyard/pontoon. Group of five Indians, four male and one woman, looking out over the river. More views of falls, rapids, small dam bridge on river.</text:p>
            <text:p>08:06 Sign which reads 'THE EQUATOR, SOUTHERN HEMISPHERE', and Kampala-Masaka roadworks [the Equator crosses through Uganda at this point]. An African cycles along the road, with a woman pillion passenger on the back of the bike, followed by several African women, one with a goat. This is being filmed from within a car.</text:p>
            <text:p>08:44 Man pushing a bicycle followed by a herd of long horned cattle [Uganda Ankole cattle]. Wide panning shot across a valley and towards a lake. The final shot is beside the lake, watching a fishing boat.</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with box labelled 'Uganda, Murchison Falls'.</text:p>
            <text:p>Running time: 10:26mins</text:p>
            <text:p>Length: 300ft </text:p>
            <text:p>colour and b/w </text:p>
            <text:p>silent</text:p>
          </table:table-cell>
          <table:table-cell table:style-name="ce4" table:number-columns-repeated="4"/>
          <table:table-cell table:number-columns-repeated="1002"/>
        </table:table-row>
        <table:table-row table:style-name="ro8">
          <table:table-cell table:style-name="ce4" office:value-type="string" calcext:value-type="string">
            <text:p>2009/008/2/2</text:p>
          </table:table-cell>
          <table:table-cell office:value-type="string" calcext:value-type="string">
            <text:p>Haslam</text:p>
          </table:table-cell>
          <table:table-cell office:value-type="string" calcext:value-type="string">
            <text:p>Tanzania</text:p>
          </table:table-cell>
          <table:table-cell office:value-type="string" calcext:value-type="string">
            <text:p>File</text:p>
          </table:table-cell>
          <table:table-cell office:value-type="string" calcext:value-type="string">
            <text:p>Film taken on an African Safari</text:p>
          </table:table-cell>
          <table:table-cell office:value-type="string" calcext:value-type="string">
            <text:p>General description</text:p>
            <text:p>This film shows scenes taken at a safari, but probably a separate occasion from the safari in 2009/008/2/1 as this is in a semi-tropical setting. </text:p>
            <text:p/>
            <text:p>Detailed description</text:p>
            <text:p>Opening with wide view of cars driving uphill, mountain ranges and thatched huts in distance, and 2 Africans walking on a track. Cluster of huts in close-up - one large, 2 outbuildings. Flowering shrubs and fertile fields in distance. Lake in distinctive crater shape (this could be the Ngongoro Crater and its lodge which Haslam mentions in his notes) with village of thatched huts.  At the lake, a group of approx. 4 African adults (one woman in bright dress) and 3 children. Distant waterfalls.</text:p>
            <text:p>Looking down at broad street on causeway to small island on the Lake, where there are many parked cars. A gathering of large number of local people, general view of farmland gives way to tiled roofed single storey building with flagpole and flag (black, yellow, red) and 2 khaki clad officials. Sunset and distant mountains, silhouette of semi-tropical vegetation.</text:p>
            <text:p>02:29 Villagers with cattle and carrying water before opening out into elephants and water buffalo - elephant spraying itself. At the water's edge large herd of hippo wallowing and yawning. Camera follows large tusked elephant as it ambles through tall grass. Herd of elephants, including young calves. The sequence is leisurely, following the huge mammals, and catches a flock of pelicans on the Lake edge and a terrapin.</text:p>
            <text:p>08:04 Group of 3 men and 3 children, surrounding sign in French saying: '[?] de Lubero, Equateur, Altitude 2200m, Don des Farines de Froment GMK Luberon'. Looking across to substantial red-tiled houses below hill ridge and cultivated fields. Views of ostriches, antelope herd (wildebeest?), jackal, hippo in the river, and flock of 7 ostriches running away. Giraffe, elephant and horned rhino.  </text:p>
            <text:p>11:22 Hatted man creeps in front of the camera and squats down to film, no doubt just as our film-maker is doing. The rhino has paused. At the river, a great flock of bats as evening falls. </text:p>
            <text:p>13:00 Close-up of elephant feeding and distant snow-capped peak. Large herd of elephants, including very juvenile calves in distance and then back to feeding elephants, pulling branches with trunk. Fades out to view of jackals.</text:p>
          </table:table-cell>
          <table:table-cell office:value-type="string" calcext:value-type="string">
            <text:p>[c.1951-1953]</text:p>
          </table:table-cell>
          <table:table-cell office:value-type="string" calcext:value-type="string">
            <text:p>1 film 16mm digitised</text:p>
          </table:table-cell>
          <table:table-cell office:value-type="string" calcext:value-type="string">
            <text:p>1 film in metal can. Major vinegar syndrome.</text:p>
            <text:p>Running time: 16:00mins</text:p>
            <text:p>Length: 400ft</text:p>
            <text:p>colour and b/w</text:p>
            <text:p>silent</text:p>
          </table:table-cell>
          <table:table-cell table:style-name="ce4" table:number-columns-repeated="4"/>
          <table:table-cell table:number-columns-repeated="1002"/>
        </table:table-row>
        <table:table-row table:style-name="ro7">
          <table:table-cell table:style-name="ce4" office:value-type="string" calcext:value-type="string">
            <text:p>2009/008/2/3</text:p>
          </table:table-cell>
          <table:table-cell office:value-type="string" calcext:value-type="string">
            <text:p>Haslam</text:p>
          </table:table-cell>
          <table:table-cell office:value-type="string" calcext:value-type="string">
            <text:p>Zimbabwe</text:p>
          </table:table-cell>
          <table:table-cell office:value-type="string" calcext:value-type="string">
            <text:p>File</text:p>
          </table:table-cell>
          <table:table-cell office:value-type="string" calcext:value-type="string">
            <text:p>Views of Victoria Falls and Royal Visit to Kenya in 1952</text:p>
          </table:table-cell>
          <table:table-cell office:value-type="string" calcext:value-type="string">
            <text:p>General description</text:p>
            <text:p>Over half of the film is taken up with views of Victoria Falls, followed by the Great Zimbabwe Ruins. The last third shows the motorcade of the State Visit of Princess Elizabeth to Kenya prior to her father's death, dating this to February 1952.</text:p>
            <text:p/>
            <text:p>Detailed description</text:p>
            <text:p>Close up of lioness followed by extended shot of waterfalls [Victoria Falls]. </text:p>
            <text:p>02:16 Statue of explorer Dr Livingstone. Long panning shots of Falls continue.</text:p>
            <text:p>03:38 Group of spectators become visible, filming of aspects of Fall, and a prismatic rainbow.</text:p>
            <text:p>06:29 The river and a gorge, with high iron bridge spanning above. </text:p>
            <text:p>07:38 Steam train is filmed crossing the bridge.</text:p>
            <text:p>08:43 Thatched lodge, with Union Jack flag on pole outside. Group of Indians stroll before remains of great brick structure [ie Great Zimbabwe - ruins of the ancient city of Zimbabwe built in 12th-15th century], which include conical towers and massive walls with decorative latticework topping. Occasional shots of woman in sari and man with straw hat.</text:p>
            <text:p>11:31 A street (in Nairobi) lined with honour guard of soldiers and spectators, Union Jack flags, bunting. The anticipation of an important motorcade, a child is held up in a group near the camera, all of whom appear to be Indian. Black car and motorcycle outriders followed by open topped car. This is the first stage of the State Visit to Kenya by Princess Elizabeth just before her father King George VI died.</text:p>
            <text:p>13:58 Banner across road with lettering 'WELCOME - Loyalty to the King and Country is our motto' and 'Muslim Community Welcomes their Royal Highnesses'. The Muslim flag flies above this. Another sign outside flag-decked building with clock tower 'WELCOMES OUR ROYAL VISITORS'. Further views of broad festive streets with cars, bicycles, pedestrians, floral decorations.</text:p>
          </table:table-cell>
          <table:table-cell office:value-type="string" calcext:value-type="string">
            <text:p>1952</text:p>
          </table:table-cell>
          <table:table-cell office:value-type="string" calcext:value-type="string">
            <text:p>1 film 16mm digitised</text:p>
          </table:table-cell>
          <table:table-cell office:value-type="string" calcext:value-type="string">
            <text:p>1 film in metal can.</text:p>
            <text:p>Running time: 16:00mins</text:p>
            <text:p>Length: 400ft</text:p>
            <text:p>colour</text:p>
            <text:p>silent</text:p>
          </table:table-cell>
          <table:table-cell table:style-name="ce4" table:number-columns-repeated="4"/>
          <table:table-cell table:number-columns-repeated="1002"/>
        </table:table-row>
        <table:table-row table:style-name="ro9">
          <table:table-cell table:style-name="ce4" office:value-type="string" calcext:value-type="string">
            <text:p>2009/008/2/4</text:p>
          </table:table-cell>
          <table:table-cell office:value-type="string" calcext:value-type="string">
            <text:p>Haslam</text:p>
          </table:table-cell>
          <table:table-cell office:value-type="string" calcext:value-type="string">
            <text:p>Netherlands</text:p>
          </table:table-cell>
          <table:table-cell office:value-type="string" calcext:value-type="string">
            <text:p>File</text:p>
          </table:table-cell>
          <table:table-cell office:value-type="string" calcext:value-type="string">
            <text:p>Film of Sea Voyage from Europe to Africa</text:p>
          </table:table-cell>
          <table:table-cell office:value-type="string" calcext:value-type="string">
            <text:p>General description</text:p>
            <text:p>This film was taken during a sea voyage, travelling from Europe to Africa via the Suez Canal.</text:p>
            <text:p/>
            <text:p>Detailed description</text:p>
            <text:p>Northern European city [Rotterdam] from the water, a boat trip past working wharves and under bridges. Flag of red, white and green. Central Station, showing modern architecture and trams. </text:p>
            <text:p>03:30 Tulip fields excursion.</text:p>
            <text:p>05:25 From the sea, looking at land which is very hilly, then from inland, looking down at very large harbour with jetties and ships. Indian man and child seen on edge of film pointing out landmarks. Red tiled roofs, and below, an airstrip with aeroplane taking off. Shots of cannon so this may be a fort. Ship sails from the port at Gibraltar past limestone cliffs, through Straits of Gibraltar, along North African coastline, to another large port with the Atlas mountains in distance. Fishing dhows on sea. Coming into port [Port Said?] with rowing boats of hawkers looking up to ship, beckoning at their goods. </text:p>
            <text:p>11:00 Shore excursion to the pyramids and Sphinx. Camels, traders, not many tourists. Views of Cairo, modern facade of hotel, the Great Mosque. Finally, sailing through the Suez Canal, irrigated fields to one side, desert to the other. On the ocean, final view of large passenger liner with decks full with people.</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in metal can.</text:p>
            <text:p>Running time: 15.36mins</text:p>
            <text:p>Length: 400ft</text:p>
            <text:p>colour</text:p>
            <text:p>silent</text:p>
          </table:table-cell>
          <table:table-cell table:style-name="ce4" table:number-columns-repeated="4"/>
          <table:table-cell table:number-columns-repeated="1002"/>
        </table:table-row>
        <table:table-row table:style-name="ro6">
          <table:table-cell table:style-name="ce4" office:value-type="string" calcext:value-type="string">
            <text:p>2009/008/2/5</text:p>
          </table:table-cell>
          <table:table-cell office:value-type="string" calcext:value-type="string">
            <text:p>Haslam</text:p>
          </table:table-cell>
          <table:table-cell office:value-type="string" calcext:value-type="string">
            <text:p>Tanzania</text:p>
          </table:table-cell>
          <table:table-cell office:value-type="string" calcext:value-type="string">
            <text:p>File</text:p>
          </table:table-cell>
          <table:table-cell office:value-type="string" calcext:value-type="string">
            <text:p>Film showing Mount Kilimanjaro and the Maasai</text:p>
          </table:table-cell>
          <table:table-cell office:value-type="string" calcext:value-type="string">
            <text:p>General description</text:p>
            <text:p>This film was taken to record an ascent of Mount Kilimanjaro by a small group of Indians, followed by an expedition in the surrounding National Park by larger group, including women and children. A final section shows scenes on a visit to a Maasai village.</text:p>
            <text:p/>
            <text:p>Detailed description</text:p>
            <text:p>View of snow-capped Mount Kilimanjaro, young man walks into forefront. Panning shots of skyline, and close-up of team of seven with walking/climbing gear. </text:p>
            <text:p>02:04 Ascent begins and pauses at corrugated iron huts with woman outside. </text:p>
            <text:p>03:07 Party is above the treeline, long shots of clouds over peak and then back to huts. Climb continues with view at sunset or dawn over cloud-topped plain from the summit. [In his notes Haslam refers to an expedition to Mount Kilimanjaro when an Indian scientist working on solar energy experiments wanted a container placed on the summit for 3 months.]</text:p>
            <text:p>05:01 Facade of imposing large modern house possibly a hotel. Party of over 20 gathering together beside large truck, of which about 8 appear to be Indian (including 2 turbaned men and one armed soldier) dressed to climb/walk, and also at least 3 Indian women. The remainder are Africans - porters/bearers. </text:p>
            <text:p>07:33 Convivial procession and then shots of a picnic or camping stop, and the building of a shelter of branches, women in close up also working on the construction as night falls and the distant views are admired.</text:p>
            <text:p>08:27 Beside a wide river, waterfowl and waders, group of Indians including small child.</text:p>
            <text:p>10.06 Outside entrance to a residence, bonnet of limousine flying Indian flag, view of rolling hills, fertile fields, waterfalls. A child, a woman in pale sari and man in cotton shirt and slacks and several more children and women, a recreational moment by the waterfall.</text:p>
            <text:p>11:20 Maasai village with women decked with elaborate bangles, beads, long shots of huts and social groups. </text:p>
            <text:p>13:51 Image of Indian woman in red sari examining the red cloths and bridal beads of a Maasai woman. Group playing a traditional mancala game. Long shot of large ceremonial procession with elaborate head dresses.</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in metal can. Major vinegar syndrome.</text:p>
            <text:p>Running time: 15:29mins</text:p>
            <text:p>Length: 400ft</text:p>
            <text:p>colour</text:p>
            <text:p>silent</text:p>
          </table:table-cell>
          <table:table-cell table:style-name="ce4" table:number-columns-repeated="4"/>
          <table:table-cell table:number-columns-repeated="1002"/>
        </table:table-row>
        <table:table-row table:style-name="ro10">
          <table:table-cell table:style-name="ce4" office:value-type="string" calcext:value-type="string">
            <text:p>2009/008/2/6</text:p>
          </table:table-cell>
          <table:table-cell office:value-type="string" calcext:value-type="string">
            <text:p>Haslam</text:p>
          </table:table-cell>
          <table:table-cell office:value-type="string" calcext:value-type="string">
            <text:p>Switzerland</text:p>
          </table:table-cell>
          <table:table-cell office:value-type="string" calcext:value-type="string">
            <text:p>File</text:p>
          </table:table-cell>
          <table:table-cell office:value-type="string" calcext:value-type="string">
            <text:p>Film taken at Lake Geneva showing alpine views and waterfalls</text:p>
          </table:table-cell>
          <table:table-cell office:value-type="string" calcext:value-type="string">
            <text:p>General description</text:p>
            <text:p>This film was probably taken on a trip to Lake Geneva in early spring, when waterfalls are at their most spectacular due to recent snowmelt. Good views of mountains and valleys from cable cars/chairlifts.</text:p>
            <text:p/>
            <text:p>Detailed description</text:p>
            <text:p>The first image is of plunging water which shifts to a snowy mountainside, upwards to a chairlift, and downwards to a glacier, then a shot of spring flowers in a meadow. A train climbs up past Tyrolean-style chalets. Vistas of snowy peaks and chairlifts, back down to green meadows and more wildflowers. Scenes near a lake and waterfalls. </text:p>
            <text:p>06:08 The film-maker shows a variety of chairlifts and a funicular.</text:p>
            <text:p>07:12 From the lake, looking back to the mountains. Shots of trains coming into a station, and then views of the mountains, and some powerful waterfalls. again, looking at waterfalls. An evident fascination with powerful torrents </text:p>
            <text:p>09:07 Especially strong torrents of water. Views of city [Geneva] on lake. City streets by waterfront and spectacular bridge. </text:p>
            <text:p>The last section is from the lake, looking at views framed with spring blossom.</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in metal can. </text:p>
            <text:p>Running time: 16:01mins</text:p>
            <text:p>Length: 400ft</text:p>
            <text:p>colour</text:p>
            <text:p>silent</text:p>
          </table:table-cell>
          <table:table-cell table:style-name="ce4" table:number-columns-repeated="4"/>
          <table:table-cell table:number-columns-repeated="1002"/>
        </table:table-row>
        <table:table-row table:style-name="ro11">
          <table:table-cell table:style-name="ce4" office:value-type="string" calcext:value-type="string">
            <text:p>2009/008/2/7</text:p>
          </table:table-cell>
          <table:table-cell office:value-type="string" calcext:value-type="string">
            <text:p>Haslam</text:p>
          </table:table-cell>
          <table:table-cell office:value-type="string" calcext:value-type="string">
            <text:p>Canada</text:p>
          </table:table-cell>
          <table:table-cell office:value-type="string" calcext:value-type="string">
            <text:p>File</text:p>
          </table:table-cell>
          <table:table-cell office:value-type="string" calcext:value-type="string">
            <text:p>Scenes at Niagara Falls and Expo 67 in Canada, and Kew Gardens in the UK</text:p>
          </table:table-cell>
          <table:table-cell office:value-type="string" calcext:value-type="string">
            <text:p>General description</text:p>
            <text:p>The first part of this film was shot in Canada and shows Niagara Falls and a visit to Expo 67 in Montreal. Later there are scenes possibly taken in Scotland and an extended stroll in Kew Gardens, London.</text:p>
            <text:p/>
            <text:p>Detailed description</text:p>
            <text:p>A magnificent waterfall opens this film, with silhouetted high-rise buildings on the horizon. This is Niagara Falls and the Skylon Observatory, which was built in 1965. Long shots of water massing at the brink of the Falls.</text:p>
            <text:p>03:26 Bright floral beds in a garden with three women wearing dresses of late 1960s style. A lake, with cabins and water-skiing at a recreational resort. This is followed by a city street scene, a tall skyscraper and bus terminus. </text:p>
            <text:p>05:12 Sight of a large dome which is the geodesic dome designed for the Montreal World Fair Expo 67. Mini-rail linking pavilions is in view, presumably these images were taken from a mini-rail car. Pavilions include Ontario, Mexico, Britain.</text:p>
            <text:p>06.35 A family group of a woman and with two girls in shorts, one piggy-backing the other. In the background low American Cadillac-type cars. A sandy shore, a family picnic and beach games.</text:p>
            <text:p>07:24 City park, a riverside and 3 women again, elegantly dressed. A highway and arrival at a large lake, one of the women poses by the shore with a handbag.</text:p>
            <text:p>09.39 Small green car filmed being driven along road by lake fringed with yellow iris [Scotland?]. View over little harbour from arched window at substantial buildings of baronial style. Hillside with rhododendrum up which walks the woman who appears earlier in the film. There is a long sequence of distant mountains, snow on flanks, and edge of a lake.</text:p>
            <text:p>13:40 In cultivated gardens, popular with visitors and identifiable as Kew Gardens when the great palm-house is filmed. Late summer as roses are dying. Families are well-dressed and formal.</text:p>
          </table:table-cell>
          <table:table-cell office:value-type="string" calcext:value-type="string">
            <text:p>1967</text:p>
          </table:table-cell>
          <table:table-cell office:value-type="string" calcext:value-type="string">
            <text:p>1 film 16mm digitised</text:p>
          </table:table-cell>
          <table:table-cell office:value-type="string" calcext:value-type="string">
            <text:p>1 film in metal can.</text:p>
            <text:p>Running time: 16:16mins </text:p>
            <text:p>Length: 400ft </text:p>
            <text:p>colour</text:p>
            <text:p>silent</text:p>
          </table:table-cell>
          <table:table-cell table:style-name="ce4" table:number-columns-repeated="4"/>
          <table:table-cell table:number-columns-repeated="1002"/>
        </table:table-row>
        <table:table-row table:style-name="ro12">
          <table:table-cell table:style-name="ce4" office:value-type="string" calcext:value-type="string">
            <text:p>2009/008/2/8</text:p>
          </table:table-cell>
          <table:table-cell office:value-type="string" calcext:value-type="string">
            <text:p>Haslam</text:p>
          </table:table-cell>
          <table:table-cell office:value-type="string" calcext:value-type="string">
            <text:p>India</text:p>
          </table:table-cell>
          <table:table-cell office:value-type="string" calcext:value-type="string">
            <text:p>File</text:p>
          </table:table-cell>
          <table:table-cell office:value-type="string" calcext:value-type="string">
            <text:p>Film taken during visit to India</text:p>
          </table:table-cell>
          <table:table-cell office:value-type="string" calcext:value-type="string">
            <text:p>General description</text:p>
            <text:p>This film begins with an elaborate procession, perhaps to mark a significant national day in India.  This may be an all-India event as Cochin and Pondicherry are named on floats but also North India.  There is a sequence filmed in New Delhi and Agra, and the film finishes in Bombay.</text:p>
            <text:p/>
            <text:p>Detailed description</text:p>
            <text:p>Film starts with close up of young woman, and pans down over mountainside to a lake, houses, a terraced hillside above another smaller lake. This is immediately followed by a long sequence filming an elaborate parade, beginning with a procession of mounted soldiers on camels, followed by marching soldiers and a marching band.  Guards [Sikhs] line the processional route, at ease in khaki. </text:p>
            <text:p>01:13 Several richly-caparisoned elephants process, carrying elaborately dressed persons riding in howdahs.  </text:p>
            <text:p>01:22 Float carrying Buddhist monks blowing long horns and carrying effigies of stupas and temples. This is followed by tractor-drawn cart and elaborately costumed person waving. The side of the cart says 'Travancore Cochin'.  Further floats follow, referencing Hindi deities - an avatar-like swan/bird could refer to Parvati, another float carries fertile crops surmounted by a goddess-like figure.  Further floats depicting a sailing boat, spinning and weaving at looms, dancers, tea picking, military inflatables, float with large black stallion and floating lotus on a pond, flowers filled with people, float carrying a model mountain and skiers, musicians in a jungle, and a float for Pondicherry (the French protectorate).</text:p>
            <text:p>02:51 Party of well-dressed Indians and Europeans arrive at a large house and on close-up, several appear to be ordained clerics (Christian). A woman is presented with a basket of flowers by small child and she is introduced by the main cleric and makes a speech. There is some sort of event like a garden fete with hoop-la stall, darts, children running around and western women dressed in tailored costumes.</text:p>
            <text:p>04:33 New Delhi and the grand Lutyens-esque buildings of government house, former Viceroy lodge. View to India Arch.  </text:p>
            <text:p>05:14 Hamuyans Tomb and two children, on bicycles earlier, now running around the gardens.</text:p>
            <text:p>06:22 Taj Mahal. There are no westerners in view as the crowds move along the central canal. Long sequence of shots of Taj Mahal. </text:p>
            <text:p>08:00 Two children sit together on a wall in front of the fort at Agra.  In close-up they appear to be Indian, wearing western dress. There is a view of the Taj Mahal through the window where Sha Jahan is said to have been imprisoned. Further views of the fort</text:p>
            <text:p>09:39 Group are seated with two priests.</text:p>
            <text:p>09:58 Mumbai with corner of the Taj hotel. Affluent area close to Chowpatty beach, London-type double decker buses, trams. </text:p>
            <text:p>11:14 Victoria station terminus in Bombay in typical Indo-Saracenic architectural style.</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in metal can.</text:p>
            <text:p>Running time: 14:00mins</text:p>
            <text:p>Length: 300ft</text:p>
            <text:p>colour</text:p>
            <text:p>silent</text:p>
          </table:table-cell>
          <table:table-cell table:style-name="ce4" table:number-columns-repeated="4"/>
          <table:table-cell table:number-columns-repeated="1002"/>
        </table:table-row>
        <table:table-row table:style-name="ro13">
          <table:table-cell table:style-name="ce4" office:value-type="string" calcext:value-type="string">
            <text:p>2009/008/2/9</text:p>
          </table:table-cell>
          <table:table-cell office:value-type="string" calcext:value-type="string">
            <text:p>Haslam</text:p>
          </table:table-cell>
          <table:table-cell office:value-type="string" calcext:value-type="string">
            <text:p>Kenya</text:p>
          </table:table-cell>
          <table:table-cell office:value-type="string" calcext:value-type="string">
            <text:p>File</text:p>
          </table:table-cell>
          <table:table-cell office:value-type="string" calcext:value-type="string">
            <text:p>Safari to Lake Amboseli</text:p>
          </table:table-cell>
          <table:table-cell office:value-type="string" calcext:value-type="string">
            <text:p>General description</text:p>
            <text:p>This film reflects the life of Indians in Africa with detailed close-ups of a large group travelling together on an expedition, which includes game drives, a sequence of a cricket match, picnics, and a flag-raising ceremony, as a prelude to the laying of a foundation stone. Family life and relationships between the generations are frequently glimpsed, and there are details of clothing and transport.</text:p>
            <text:p/>
            <text:p>Film begins with boxes and packages assembled in front of truck painted with sign Nairobi to Lake Amboseli. Group of Indians descend steps of modern building (opening with one child, one young woman in shalwar kameez, 3 men). More women in saris join group. Side of truck painted with sign 'Sayed Omer and Bros, Kajaido'. [Kajaido is a town in Kenya 80km from Nairobi].</text:p>
            <text:p>03:00 Monkeys in trees and long shot of elephants at close range, large tusked bull elephant and young calves. Quality of film is poor. Antelope appear, rhino and calf in distance.</text:p>
            <text:p>03:23 Young woman in shalwar kameez stands on top of truck with 6 men and 3 women in saris, most looking through binoculars. Later, group enlarged now, seated under palm thatch shelter and it becomes clear that there is a cricket match going on. This is filmed at some length, with cuts to groups of school children, mostly Indian, and the spectators sitting in the shade of the shelter. Buildings which look like residential bungalows surround the pitch.</text:p>
            <text:p>06:22 Waterfall in leafy valley, pans to boulder-strewn river, and small seated group.  Next frame shows a warning 'Stay in your Car'.  Distant shapes of gnu, ostrich, giraffe.</text:p>
            <text:p>08:54 Close-up of lioness and cubs.</text:p>
            <text:p>10:12 A crocodile basks on riverbank where hippo is submerging. Shot of road on hillside, with parked cars, and then view across plains to distant hills, panning round to high mountain peak. Group pose in open sided truck, with Coca Cola logo emblazoned on door. Bonnet of engine is propped up.</text:p>
            <text:p>12:15 More shots of game, herd of elephant and giraffe, and a horned rhino at speed. Large herd of zebra and springbok cross the vista.</text:p>
            <text:p>12:58 Woman in patterned sari with 2 small boys seated on fallen tree. Large flock of vultures around animal corpse.  Giraffe, zebra and waterfalls. Long shot of dramatic series of falls before close up of Indian woman cooking and ladling food. Large party eating traditionally with finger scoop, chapattis.  More long shots of waterfalls [in Amboseli National Park?].</text:p>
            <text:p>15:21 Cars have halted outside an Anglicised church, close-up of stone carvings, one of Christ, another of 2 antelope drinking at a waterfall above the words Crux dum volvitur [translates as part of a Carthusian motto - The cross is steady whilst the world is turning]. More animals, including a herd of cows, before the party are filmed scrambling down a slope to picnic beside a river.  Group of young men clamber over makeshift bridge (treetrunk) and paddle in a stream.</text:p>
            <text:p>18:04 Larger group of men together with thatched village huts in background; two are carrying rifles. The group climbs into an open truck. </text:p>
            <text:p>18:17 In a change of location, a larger group of Indian men and women are gathered, well-dressed, and many in  Indian dress. A car halts and a woman in a sari emerges, to be presented with a bouquet from a child. The group gather around a flagpole and the Indian flag is raised. A building under construction is glimpsed in background as a large group gather around the flag, including an elderly Sikh with a long beard. Close-up of workmen with a trowel and the woman in the sari is then presented with a trowel. She appears to be laying a foundation stone.</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with box labelled 'Rejects'. </text:p>
            <text:p>Running time: 19:22mins</text:p>
            <text:p>Length: 400ft</text:p>
            <text:p>b/w </text:p>
            <text:p>silent</text:p>
          </table:table-cell>
          <table:table-cell table:style-name="ce4" table:number-columns-repeated="4"/>
          <table:table-cell table:number-columns-repeated="1002"/>
        </table:table-row>
        <table:table-row table:style-name="ro1" table:number-rows-repeated="12">
          <table:table-cell table:style-name="Default"/>
          <table:table-cell table:number-columns-repeated="11"/>
          <table:table-cell table:style-name="ce7"/>
          <table:table-cell table:number-columns-repeated="1002"/>
        </table:table-row>
        <table:table-row table:style-name="ro1" table:number-rows-repeated="1048486">
          <table:table-cell table:number-columns-repeated="1015"/>
        </table:table-row>
        <table:table-row table:style-name="ro1">
          <table:table-cell table:number-columns-repeated="1015"/>
        </table:table-row>
        <calcext:conditional-formats>
          <calcext:conditional-format calcext:target-range-address="Haslam.A90:Haslam.A1048576 Haslam.A1:Haslam.A63">
            <calcext:condition calcext:apply-style-name="ConditionalStyle_2" calcext:value="duplicate" calcext:base-cell-address="Haslam.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5f_Sheet2" style:display-name="Normal_Sheet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ditionalStyle_5f_2" style:display-name="ConditionalStyle_2" style:family="table-cell" style:parent-style-name="Default">
      <style:table-cell-properties fo:background-color="#ffc7ce"/>
      <style:text-properties fo:color="#9c0006"/>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3">00/00/0000</text:date>, <text:time style:data-style-name="N2" text:time-value="16:08:21.6683947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5:28:24.197759118</meta:creation-date>
    <dc:date>2019-04-13T16:28:20.023166437</dc:date>
    <meta:editing-duration>PT20M57S</meta:editing-duration>
    <meta:editing-cycles>2</meta:editing-cycles>
    <meta:generator>LibreOffice/6.0.7.3$Linux_X86_64 LibreOffice_project/00m0$Build-3</meta:generator>
    <meta:document-statistic meta:table-count="1" meta:cell-count="461" meta:object-count="0"/>
  </office:meta>
</office:document-meta>
</file>